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http://pretius.com/how-to-prepare-training-files-for-tesseract-ocr-and-improve-characters-recognition/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://www.resolveradiologic.com/blog/2013/01/15/training-tesseract/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~/Programs/qt-box-edi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/usr/local/share/tesseract</text:p>
          </table:table-cell>
          <table:table-cell/>
          <table:table-cell office:value-type="string" calcext:value-type="string">
            <text:p>this is where everything 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~/PycharmProjects/TesserAct/GetTesseractTrainingFiles/Train/READ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://github.com/tesseract-ocr/docs/blob/master/tesseracticdar2007.pdf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~/PycharmProjects/TesserAct/GetTesseractTrainingFiles/TrainWithPlates/OkSamples&gt; python3 ~/PycharmProjects/TesserAct/applyTesseract.py "*jpg" " --psm 7 -l fin"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e png and 300 dp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ordinate system is right hand cartesian, 0,0 is at lower left corn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nerate boxfile by ~/PycharmProjects/TesserAct/GetTesseractTrainingFiles/Train&gt; tesseract fin9.Plate.exp0.png fin9.Plate.exp0 batch.nochop makebo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is gives fin9.Plate.exp0.bo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t must be corrected by ha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xfile has forma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xlowleft ylowleft xupperright yupperr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 xlowleft ylowleft xupperright yupperright</text:p>
          </table:table-cell>
          <table:table-cell table:number-columns-repeated="3"/>
          <table:table-cell office:value-type="string" calcext:value-type="string">
            <text:p>same letter can be many tim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sseract fin9.Plate.exp0.png fin9.Plate.exp0 nobatch box.trai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icharset_extractor fin9.Plate.exp0.bo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cho "ocrb 0 0 1 0 0" &gt; font_properti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peclustering -F font_properties -U unicharset fin9.Plate.exp0.t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ftraining -F font_properties -U unicharset -O fin9.unicharset fin9.Plate.exp0.t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training fin9.Plate.exp0.t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v inttemp fin9.inttemp ; mv normproto fin9.normproto ; mv pffmtable fin9.pffmtable ; mv shapetable fin9.shapetab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bine_tessdata fin9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~/PycharmProjects/TesserAct&gt; sudo cp fin9.traineddata /usr/share/tesseract-ocr/tessd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~/PycharmProjects/TesserAct&gt; setenv TESSDATA_PREFIX /usr/share/tesseract-ocr/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seract tzz-957.tiff stdout -l fin9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old stuff, not used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~/PycharmProjects/TesserAct/GetTesseractTrainingFiles&gt; python3 ../noQTpicture2rectangle.py 55 77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for corrections</text:p>
          </table:table-cell>
          <table:table-cell table:style-name="ce1" office:value-type="string" calcext:value-type="string">
            <text:p>~/PycharmProjects/TesserAct/GetTesseractTrainingFiles/Train/tmp&gt; python3 ../../../noQTpicture2rectangle.py 63 85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 calcext:value-type="string">
            <text:p>~/PycharmProjects/TesserAct/GetTesseractTrainingFiles&gt; cp ofromPlateiMovedrekkariKirjaimistoMusta300dpi.tif <text:s/>Train/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~/PycharmProjects/TesserAct/GetTesseractTrainingFiles&gt; cp all.box Train/ofromPlateiMovedrekkariKirjaimistoMusta300dpi.all</text:p>
          </table:table-cell>
          <table:table-cell table:style-name="ce1" table:number-columns-repeated="1023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office:value-type="string" calcext:value-type="string">
            <text:p>~/PycharmProjects/TesserAct&gt; python3 convert2gray.py "ofromPlateiMovedrekkariKirjaimistoMusta300dpi.tif" "GetTesseractTrainingFiles/Train/fin9.Plate.exp0.tif"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use png (it has resolution from gimp</text:p>
          </table:table-cell>
          <table:table-cell table:style-name="ce1" table:number-columns-repeated="1023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office:value-type="string" calcext:value-type="string">
            <text:p>~/PycharmProjects/TesserAct/GetTesseractTrainingFiles/Train&gt; tesseract eng9.Plate.exp0.png eng9.Plate.exp0 -pm 6box.train</text:p>
          </table:table-cell>
          <table:table-cell table:style-name="ce1" table:number-columns-repeated="1023"/>
        </table:table-row>
      </table:table>
      <table:table table:name="INSTALL tesseract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~/Programs&gt; git clone https://github.com/DanBloomberg/leptonica.g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~/Programs/leptonica&gt; ./autobui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configure <text:s/>--prefix=/usr/loc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DFLAGS="-L/usr/local/lib" CFLAGS="-I/usr/local/include" mak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d pro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~/Programs/leptonica/prog$ sudo make install</text:p>
          </table:table-cell>
          <table:table-cell table:number-columns-repeated="7"/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string" calcext:value-type="string">
            <text:p>tesseract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t clone --depth 1 https://github.com/tesseract-ocr/tesseract.g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d tesserac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autogen.s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/configure –enable-debu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k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do make insta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sudo ldconfi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ke train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do make training-instal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ownload traineddata from</text:p>
          </table:table-cell>
          <table:table-cell/>
          <table:table-cell office:value-type="string" calcext:value-type="string">
            <text:p>https://github.com/tesseract-ocr/tesseract/wiki/Data-Files</text:p>
          </table:table-cell>
          <table:table-cell table:number-columns-repeated="4"/>
          <table:table-cell office:value-type="string" calcext:value-type="string">
            <text:p>(take 4.00 stuff)</text:p>
          </table:table-cell>
        </table:table-row>
        <table:table-row table:style-name="ro1">
          <table:table-cell office:value-type="string" calcext:value-type="string">
            <text:p>sudo cp ~/Downloads/fin.traineddata /usr/local/share/tessdata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do cp ~/Downloads/eng.traineddata /usr/local/share/tessdata/</text:p>
          </table:table-cell>
          <table:table-cell table:number-columns-repeated="7"/>
        </table:table-row>
      </table:table>
      <table:table table:name="openalpr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opensourse software, but not for commercial purposes</text:p>
          </table:table-cell>
          <table:table-cell table:number-columns-repeated="3"/>
          <table:table-cell office:value-type="string" calcext:value-type="string">
            <text:p>https://github.com/openalpr/openalpr/wiki/Compilation-instructions-(Ubuntu-Linux)</text:p>
          </table:table-cell>
        </table:table-row>
        <table:table-row table:style-name="ro1">
          <table:table-cell office:value-type="string" calcext:value-type="string">
            <text:p>install openalpr b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do apt-get install -y openalpr openalpr-daemon openalpr-utils libopenalpr-dev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id not work cloned from git and installed from source</text:p>
          </table:table-cell>
          <table:table-cell table:number-columns-repeated="4"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 style:data-style-name="N2" text:time-value="11:37:04.6974227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0:51:25.880208015</meta:creation-date>
    <dc:date>2017-03-27T21:42:54.385747964</dc:date>
    <meta:editing-duration>PT6H41M57S</meta:editing-duration>
    <meta:editing-cycles>18</meta:editing-cycles>
    <meta:generator>LibreOffice/5.2.2.2$Linux_X86_64 LibreOffice_project/20m0$Build-2</meta:generator>
    <meta:document-statistic meta:table-count="5" meta:cell-count="63" meta:object-count="0"/>
  </office:meta>
</office:document-meta>
</file>